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Nimbus Sans L1" svg:font-family="'Nimbus Sans L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0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FamilyId</text:p>
          </table:table-cell>
          <table:table-cell office:value-type="string">
            <text:p>IndividualId</text:p>
          </table:table-cell>
          <table:table-cell office:value-type="string">
            <text:p>Gender</text:p>
          </table:table-cell>
          <table:table-cell office:value-type="string">
            <text:p>Father</text:p>
          </table:table-cell>
          <table:table-cell office:value-type="string">
            <text:p>Mother</text:p>
          </table:table-cell>
          <table:table-cell office:value-type="string">
            <text:p>Affected</text:p>
          </table:table-cell>
          <table:table-cell office:value-type="string">
            <text:p>DZTwin</text:p>
          </table:table-cell>
          <table:table-cell office:value-type="string">
            <text:p>MZTwin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Municipality</text:p>
          </table:table-cell>
          <table:table-cell office:value-type="string">
            <text:p>County</text:p>
          </table:table-cell>
          <table:table-cell office:value-type="string">
            <text:p>Countr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01</text:p>
          </table:table-cell>
          <table:table-cell office:value-type="string">
            <text:p>M</text:p>
          </table:table-cell>
          <table:table-cell table:number-columns-repeated="2" office:value-type="string">
            <text:p>.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office:value-type="string">
            <text:p>Håkon</text:p>
          </table:table-cell>
          <table:table-cell office:value-type="string">
            <text:p>Åge</text:p>
          </table:table-cell>
          <table:table-cell office:value-type="string">
            <text:p>Våler</text:p>
          </table:table-cell>
          <table:table-cell office:value-type="string">
            <text:p>Østfold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02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office:value-type="string">
            <text:p>Emma</text:p>
          </table:table-cell>
          <table:table-cell office:value-type="string">
            <text:p>Åge</text:p>
          </table:table-cell>
          <table:table-cell office:value-type="string">
            <text:p>Våler</text:p>
          </table:table-cell>
          <table:table-cell office:value-type="string">
            <text:p>Østfold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03</text:p>
          </table:table-cell>
          <table:table-cell office:value-type="string">
            <text:p>M</text:p>
          </table:table-cell>
          <table:table-cell table:number-columns-repeated="5" office:value-type="string">
            <text:p>.</text:p>
          </table:table-cell>
          <table:table-cell office:value-type="string">
            <text:p>Johannes</text:p>
          </table:table-cell>
          <table:table-cell office:value-type="string">
            <text:p>Hjørdis</text:p>
          </table:table-cell>
          <table:table-cell table:style-name="ce1" office:value-type="string">
            <text:p>Ålesund</text:p>
          </table:table-cell>
          <table:table-cell office:value-type="string">
            <text:p>Møre og Romsdal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04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office:value-type="string">
            <text:p>Ingrid</text:p>
          </table:table-cell>
          <table:table-cell office:value-type="string">
            <text:p>Hjørdis</text:p>
          </table:table-cell>
          <table:table-cell table:style-name="ce1" office:value-type="string">
            <text:p>Ålesund</text:p>
          </table:table-cell>
          <table:table-cell office:value-type="string">
            <text:p>Møre og Romsdal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05</text:p>
          </table:table-cell>
          <table:table-cell office:value-type="string">
            <text:p>M</text:p>
          </table:table-cell>
          <table:table-cell table:number-columns-repeated="5" office:value-type="string">
            <text:p>.</text:p>
          </table:table-cell>
          <table:table-cell office:value-type="string">
            <text:p>Jørgen</text:p>
          </table:table-cell>
          <table:table-cell office:value-type="string">
            <text:p>Þórleikr</text:p>
          </table:table-cell>
          <table:table-cell office:value-type="string">
            <text:p>Båtsfjord</text:p>
          </table:table-cell>
          <table:table-cell office:value-type="string">
            <text:p>Finnmark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06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office:value-type="string">
            <text:p>Mia</text:p>
          </table:table-cell>
          <table:table-cell office:value-type="string">
            <text:p>Þórleikr</text:p>
          </table:table-cell>
          <table:table-cell office:value-type="string">
            <text:p>Båtsfjord</text:p>
          </table:table-cell>
          <table:table-cell office:value-type="string">
            <text:p>Finnmark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07</text:p>
          </table:table-cell>
          <table:table-cell office:value-type="string">
            <text:p>F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office:value-type="string">
            <text:p>Camilla</text:p>
          </table:table-cell>
          <table:table-cell office:value-type="string">
            <text:p>Åge</text:p>
          </table:table-cell>
          <table:table-cell office:value-type="string">
            <text:p>Våler</text:p>
          </table:table-cell>
          <table:table-cell office:value-type="string">
            <text:p>Østfold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08</text:p>
          </table:table-cell>
          <table:table-cell office:value-type="string">
            <text:p>M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office:value-type="string">
            <text:p>Petter</text:p>
          </table:table-cell>
          <table:table-cell office:value-type="string">
            <text:p>Åge</text:p>
          </table:table-cell>
          <table:table-cell office:value-type="string">
            <text:p>Våler</text:p>
          </table:table-cell>
          <table:table-cell office:value-type="string">
            <text:p>Østfold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09</text:p>
          </table:table-cell>
          <table:table-cell office:value-type="string">
            <text:p>M</text:p>
          </table:table-cell>
          <table:table-cell office:value-type="string">
            <text:p>Indv0001</text:p>
          </table:table-cell>
          <table:table-cell office:value-type="string">
            <text:p>Indv0002</text:p>
          </table:table-cell>
          <table:table-cell table:number-columns-repeated="3" office:value-type="string">
            <text:p>.</text:p>
          </table:table-cell>
          <table:table-cell office:value-type="string">
            <text:p>Michael</text:p>
          </table:table-cell>
          <table:table-cell office:value-type="string">
            <text:p>Åge</text:p>
          </table:table-cell>
          <table:table-cell office:value-type="string">
            <text:p>Våler</text:p>
          </table:table-cell>
          <table:table-cell office:value-type="string">
            <text:p>Østfold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10</text:p>
          </table:table-cell>
          <table:table-cell office:value-type="string">
            <text:p>F</text:p>
          </table:table-cell>
          <table:table-cell office:value-type="string">
            <text:p>Indv0003</text:p>
          </table:table-cell>
          <table:table-cell office:value-type="string">
            <text:p>Indv0004</text:p>
          </table:table-cell>
          <table:table-cell table:number-columns-repeated="3" office:value-type="string">
            <text:p>.</text:p>
          </table:table-cell>
          <table:table-cell office:value-type="string">
            <text:p>Aurora</text:p>
          </table:table-cell>
          <table:table-cell office:value-type="string">
            <text:p>Hjørdis</text:p>
          </table:table-cell>
          <table:table-cell table:style-name="ce1" office:value-type="string">
            <text:p>Ålesund</text:p>
          </table:table-cell>
          <table:table-cell office:value-type="string">
            <text:p>Møre og Romsdal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11</text:p>
          </table:table-cell>
          <table:table-cell office:value-type="string">
            <text:p>M</text:p>
          </table:table-cell>
          <table:table-cell office:value-type="string">
            <text:p>Indv0003</text:p>
          </table:table-cell>
          <table:table-cell office:value-type="string">
            <text:p>Indv0004</text:p>
          </table:table-cell>
          <table:table-cell table:number-columns-repeated="3" office:value-type="string">
            <text:p>.</text:p>
          </table:table-cell>
          <table:table-cell office:value-type="string">
            <text:p>Nikolai</text:p>
          </table:table-cell>
          <table:table-cell office:value-type="string">
            <text:p>Hjørdis</text:p>
          </table:table-cell>
          <table:table-cell table:style-name="ce1" office:value-type="string">
            <text:p>Ålesund</text:p>
          </table:table-cell>
          <table:table-cell office:value-type="string">
            <text:p>Møre og Romsdal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12</text:p>
          </table:table-cell>
          <table:table-cell office:value-type="string">
            <text:p>F</text:p>
          </table:table-cell>
          <table:table-cell office:value-type="string">
            <text:p>Indv0005</text:p>
          </table:table-cell>
          <table:table-cell office:value-type="string">
            <text:p>Indv0006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office:value-type="string">
            <text:p>Victoria</text:p>
          </table:table-cell>
          <table:table-cell office:value-type="string">
            <text:p>Þórleikr</text:p>
          </table:table-cell>
          <table:table-cell office:value-type="string">
            <text:p>Båtsfjord</text:p>
          </table:table-cell>
          <table:table-cell office:value-type="string">
            <text:p>Finnmark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13</text:p>
          </table:table-cell>
          <table:table-cell office:value-type="string">
            <text:p>F</text:p>
          </table:table-cell>
          <table:table-cell office:value-type="string">
            <text:p>Indv0005</text:p>
          </table:table-cell>
          <table:table-cell office:value-type="string">
            <text:p>Indv0006</text:p>
          </table:table-cell>
          <table:table-cell table:number-columns-repeated="3" office:value-type="string">
            <text:p>.</text:p>
          </table:table-cell>
          <table:table-cell office:value-type="string">
            <text:p>Sofie</text:p>
          </table:table-cell>
          <table:table-cell office:value-type="string">
            <text:p>Þórleikr</text:p>
          </table:table-cell>
          <table:table-cell office:value-type="string">
            <text:p>Båtsfjord</text:p>
          </table:table-cell>
          <table:table-cell office:value-type="string">
            <text:p>Finnmark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14</text:p>
          </table:table-cell>
          <table:table-cell office:value-type="string">
            <text:p>M</text:p>
          </table:table-cell>
          <table:table-cell office:value-type="string">
            <text:p>Indv0005</text:p>
          </table:table-cell>
          <table:table-cell office:value-type="string">
            <text:p>Indv0006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office:value-type="string">
            <text:p>Kristoffer</text:p>
          </table:table-cell>
          <table:table-cell office:value-type="string">
            <text:p>Þórleikr</text:p>
          </table:table-cell>
          <table:table-cell office:value-type="string">
            <text:p>Båtsfjord</text:p>
          </table:table-cell>
          <table:table-cell office:value-type="string">
            <text:p>Finnmark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15</text:p>
          </table:table-cell>
          <table:table-cell office:value-type="string">
            <text:p>F</text:p>
          </table:table-cell>
          <table:table-cell table:number-columns-repeated="5" office:value-type="string">
            <text:p>.</text:p>
          </table:table-cell>
          <table:table-cell office:value-type="string">
            <text:p>Dina</text:p>
          </table:table-cell>
          <table:table-cell office:value-type="string">
            <text:p>Varg</text:p>
          </table:table-cell>
          <table:table-cell office:value-type="string">
            <text:p>Våler</text:p>
          </table:table-cell>
          <table:table-cell office:value-type="string">
            <text:p>Østfold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16</text:p>
          </table:table-cell>
          <table:table-cell office:value-type="string">
            <text:p>M</text:p>
          </table:table-cell>
          <table:table-cell table:number-columns-repeated="5" office:value-type="string">
            <text:p>.</text:p>
          </table:table-cell>
          <table:table-cell office:value-type="string">
            <text:p>Tobias</text:p>
          </table:table-cell>
          <table:table-cell office:value-type="string">
            <text:p>Ketilriðr</text:p>
          </table:table-cell>
          <table:table-cell office:value-type="string">
            <text:p>Våler</text:p>
          </table:table-cell>
          <table:table-cell office:value-type="string">
            <text:p>Østfold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17</text:p>
          </table:table-cell>
          <table:table-cell office:value-type="string">
            <text:p>F</text:p>
          </table:table-cell>
          <table:table-cell office:value-type="string">
            <text:p>Indv0016</text:p>
          </table:table-cell>
          <table:table-cell office:value-type="string">
            <text:p>Indv0007</text:p>
          </table:table-cell>
          <table:table-cell table:number-columns-repeated="3" office:value-type="string">
            <text:p>.</text:p>
          </table:table-cell>
          <table:table-cell office:value-type="string">
            <text:p>Tiril</text:p>
          </table:table-cell>
          <table:table-cell office:value-type="string">
            <text:p>Ketilriðr</text:p>
          </table:table-cell>
          <table:table-cell office:value-type="string">
            <text:p>Våler</text:p>
          </table:table-cell>
          <table:table-cell office:value-type="string">
            <text:p>Østfold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18</text:p>
          </table:table-cell>
          <table:table-cell office:value-type="string">
            <text:p>M</text:p>
          </table:table-cell>
          <table:table-cell office:value-type="string">
            <text:p>Indv0016</text:p>
          </table:table-cell>
          <table:table-cell office:value-type="string">
            <text:p>Indv0007</text:p>
          </table:table-cell>
          <table:table-cell table:number-columns-repeated="3" office:value-type="string">
            <text:p>.</text:p>
          </table:table-cell>
          <table:table-cell office:value-type="string">
            <text:p>Mathias</text:p>
          </table:table-cell>
          <table:table-cell office:value-type="string">
            <text:p>Ketilriðr</text:p>
          </table:table-cell>
          <table:table-cell office:value-type="string">
            <text:p>Våler</text:p>
          </table:table-cell>
          <table:table-cell office:value-type="string">
            <text:p>Østfold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19</text:p>
          </table:table-cell>
          <table:table-cell office:value-type="string">
            <text:p>F</text:p>
          </table:table-cell>
          <table:table-cell office:value-type="string">
            <text:p>Indv0016</text:p>
          </table:table-cell>
          <table:table-cell office:value-type="string">
            <text:p>Indv0007</text:p>
          </table:table-cell>
          <table:table-cell table:number-columns-repeated="3" office:value-type="string">
            <text:p>.</text:p>
          </table:table-cell>
          <table:table-cell office:value-type="string">
            <text:p>Marte</text:p>
          </table:table-cell>
          <table:table-cell office:value-type="string">
            <text:p>Ketilriðr</text:p>
          </table:table-cell>
          <table:table-cell office:value-type="string">
            <text:p>Våler</text:p>
          </table:table-cell>
          <table:table-cell office:value-type="string">
            <text:p>Østfold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20</text:p>
          </table:table-cell>
          <table:table-cell office:value-type="string">
            <text:p>F</text:p>
          </table:table-cell>
          <table:table-cell office:value-type="string">
            <text:p>Indv0008</text:p>
          </table:table-cell>
          <table:table-cell office:value-type="string">
            <text:p>Indv0015</text:p>
          </table:table-cell>
          <table:table-cell table:number-columns-repeated="3" office:value-type="string">
            <text:p>.</text:p>
          </table:table-cell>
          <table:table-cell office:value-type="string">
            <text:p>Hedda</text:p>
          </table:table-cell>
          <table:table-cell office:value-type="string">
            <text:p>Åge</text:p>
          </table:table-cell>
          <table:table-cell office:value-type="string">
            <text:p>Våler</text:p>
          </table:table-cell>
          <table:table-cell office:value-type="string">
            <text:p>Østfold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21</text:p>
          </table:table-cell>
          <table:table-cell office:value-type="string">
            <text:p>M</text:p>
          </table:table-cell>
          <table:table-cell office:value-type="string">
            <text:p>Indv0008</text:p>
          </table:table-cell>
          <table:table-cell office:value-type="string">
            <text:p>Indv0015</text:p>
          </table:table-cell>
          <table:table-cell table:number-columns-repeated="3" office:value-type="string">
            <text:p>.</text:p>
          </table:table-cell>
          <table:table-cell office:value-type="string">
            <text:p>Markus</text:p>
          </table:table-cell>
          <table:table-cell office:value-type="string">
            <text:p>Åge</text:p>
          </table:table-cell>
          <table:table-cell office:value-type="string">
            <text:p>Våler</text:p>
          </table:table-cell>
          <table:table-cell office:value-type="string">
            <text:p>Østfold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22</text:p>
          </table:table-cell>
          <table:table-cell office:value-type="string">
            <text:p>M</text:p>
          </table:table-cell>
          <table:table-cell office:value-type="string">
            <text:p>Indv0008</text:p>
          </table:table-cell>
          <table:table-cell office:value-type="string">
            <text:p>Indv0015</text:p>
          </table:table-cell>
          <table:table-cell table:number-columns-repeated="3" office:value-type="string">
            <text:p>.</text:p>
          </table:table-cell>
          <table:table-cell office:value-type="string">
            <text:p>Martin</text:p>
          </table:table-cell>
          <table:table-cell office:value-type="string">
            <text:p>Åge</text:p>
          </table:table-cell>
          <table:table-cell office:value-type="string">
            <text:p>Våler</text:p>
          </table:table-cell>
          <table:table-cell office:value-type="string">
            <text:p>Østfold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23</text:p>
          </table:table-cell>
          <table:table-cell office:value-type="string">
            <text:p>F</text:p>
          </table:table-cell>
          <table:table-cell office:value-type="string">
            <text:p>Indv0009</text:p>
          </table:table-cell>
          <table:table-cell office:value-type="string">
            <text:p>Indv0010</text:p>
          </table:table-cell>
          <table:table-cell table:number-columns-repeated="3" office:value-type="string">
            <text:p>.</text:p>
          </table:table-cell>
          <table:table-cell office:value-type="string">
            <text:p>Silje</text:p>
          </table:table-cell>
          <table:table-cell office:value-type="string">
            <text:p>Åge</text:p>
          </table:table-cell>
          <table:table-cell table:style-name="ce1" office:value-type="string">
            <text:p>Ålesund</text:p>
          </table:table-cell>
          <table:table-cell office:value-type="string">
            <text:p>Møre og Romsdal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24</text:p>
          </table:table-cell>
          <table:table-cell office:value-type="string">
            <text:p>M</text:p>
          </table:table-cell>
          <table:table-cell office:value-type="string">
            <text:p>Indv0009</text:p>
          </table:table-cell>
          <table:table-cell office:value-type="string">
            <text:p>Indv0010</text:p>
          </table:table-cell>
          <table:table-cell table:number-columns-repeated="3" office:value-type="string">
            <text:p>.</text:p>
          </table:table-cell>
          <table:table-cell office:value-type="string">
            <text:p>Henrik</text:p>
          </table:table-cell>
          <table:table-cell office:value-type="string">
            <text:p>Åge</text:p>
          </table:table-cell>
          <table:table-cell table:style-name="ce1" office:value-type="string">
            <text:p>Ålesund</text:p>
          </table:table-cell>
          <table:table-cell office:value-type="string">
            <text:p>Møre og Romsdal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25</text:p>
          </table:table-cell>
          <table:table-cell office:value-type="string">
            <text:p>F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office:value-type="string">
            <text:p>Mathilde</text:p>
          </table:table-cell>
          <table:table-cell office:value-type="string">
            <text:p>Hjørdis</text:p>
          </table:table-cell>
          <table:table-cell table:style-name="ce1" office:value-type="string">
            <text:p>Ålesund</text:p>
          </table:table-cell>
          <table:table-cell office:value-type="string">
            <text:p>Møre og Romsdal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26</text:p>
          </table:table-cell>
          <table:table-cell office:value-type="string">
            <text:p>F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office:value-type="string">
            <text:p>Synne</text:p>
          </table:table-cell>
          <table:table-cell office:value-type="string">
            <text:p>Hjørdis</text:p>
          </table:table-cell>
          <table:table-cell table:style-name="ce1" office:value-type="string">
            <text:p>Ålesund</text:p>
          </table:table-cell>
          <table:table-cell office:value-type="string">
            <text:p>Møre og Romsdal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27</text:p>
          </table:table-cell>
          <table:table-cell office:value-type="string">
            <text:p>M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office:value-type="string">
            <text:p>Alexander</text:p>
          </table:table-cell>
          <table:table-cell office:value-type="string">
            <text:p>Hjørdis</text:p>
          </table:table-cell>
          <table:table-cell table:style-name="ce1" office:value-type="string">
            <text:p>Ålesund</text:p>
          </table:table-cell>
          <table:table-cell office:value-type="string">
            <text:p>Møre og Romsdal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28</text:p>
          </table:table-cell>
          <table:table-cell office:value-type="string">
            <text:p>F</text:p>
          </table:table-cell>
          <table:table-cell office:value-type="string">
            <text:p>Indv0039</text:p>
          </table:table-cell>
          <table:table-cell office:value-type="string">
            <text:p>Indv0012</text:p>
          </table:table-cell>
          <table:table-cell table:number-columns-repeated="2" office:value-type="string">
            <text:p>.</text:p>
          </table:table-cell>
          <table:table-cell office:value-type="string">
            <text:p>A</text:p>
          </table:table-cell>
          <table:table-cell office:value-type="string">
            <text:p>Eline</text:p>
          </table:table-cell>
          <table:table-cell office:value-type="string">
            <text:p>Magnhild</text:p>
          </table:table-cell>
          <table:table-cell office:value-type="string">
            <text:p>Båtsfjord</text:p>
          </table:table-cell>
          <table:table-cell office:value-type="string">
            <text:p>Finnmark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29</text:p>
          </table:table-cell>
          <table:table-cell office:value-type="string">
            <text:p>F</text:p>
          </table:table-cell>
          <table:table-cell office:value-type="string">
            <text:p>Indv0039</text:p>
          </table:table-cell>
          <table:table-cell office:value-type="string">
            <text:p>Indv0012</text:p>
          </table:table-cell>
          <table:table-cell office:value-type="string">
            <text:p>A</text:p>
          </table:table-cell>
          <table:table-cell office:value-type="string">
            <text:p>.</text:p>
          </table:table-cell>
          <table:table-cell office:value-type="string">
            <text:p>A</text:p>
          </table:table-cell>
          <table:table-cell office:value-type="string">
            <text:p>Celine</text:p>
          </table:table-cell>
          <table:table-cell office:value-type="string">
            <text:p>Magnhild</text:p>
          </table:table-cell>
          <table:table-cell office:value-type="string">
            <text:p>Båtsfjord</text:p>
          </table:table-cell>
          <table:table-cell office:value-type="string">
            <text:p>Finnmark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30</text:p>
          </table:table-cell>
          <table:table-cell office:value-type="string">
            <text:p>F</text:p>
          </table:table-cell>
          <table:table-cell office:value-type="string">
            <text:p>Indv0039</text:p>
          </table:table-cell>
          <table:table-cell office:value-type="string">
            <text:p>Indv0012</text:p>
          </table:table-cell>
          <table:table-cell table:number-columns-repeated="2" office:value-type="string">
            <text:p>.</text:p>
          </table:table-cell>
          <table:table-cell office:value-type="string">
            <text:p>A</text:p>
          </table:table-cell>
          <table:table-cell office:value-type="string">
            <text:p>Kaja</text:p>
          </table:table-cell>
          <table:table-cell office:value-type="string">
            <text:p>Magnhild</text:p>
          </table:table-cell>
          <table:table-cell office:value-type="string">
            <text:p>Båtsfjord</text:p>
          </table:table-cell>
          <table:table-cell office:value-type="string">
            <text:p>Finnmark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33</text:p>
          </table:table-cell>
          <table:table-cell office:value-type="string">
            <text:p>F</text:p>
          </table:table-cell>
          <table:table-cell office:value-type="string">
            <text:p>Indv0011</text:p>
          </table:table-cell>
          <table:table-cell office:value-type="string">
            <text:p>Indv0013</text:p>
          </table:table-cell>
          <table:table-cell table:number-columns-repeated="3" office:value-type="string">
            <text:p>.</text:p>
          </table:table-cell>
          <table:table-cell office:value-type="string">
            <text:p>Rebecca</text:p>
          </table:table-cell>
          <table:table-cell office:value-type="string">
            <text:p>Hjørdis</text:p>
          </table:table-cell>
          <table:table-cell table:style-name="ce1" office:value-type="string">
            <text:p>Ålesund</text:p>
          </table:table-cell>
          <table:table-cell office:value-type="string">
            <text:p>Møre og Romsdal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34</text:p>
          </table:table-cell>
          <table:table-cell office:value-type="string">
            <text:p>F</text:p>
          </table:table-cell>
          <table:table-cell office:value-type="string">
            <text:p>Indv0008</text:p>
          </table:table-cell>
          <table:table-cell office:value-type="string">
            <text:p>Indv0019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office:value-type="string">
            <text:p>Sandra</text:p>
          </table:table-cell>
          <table:table-cell office:value-type="string">
            <text:p>Åge</text:p>
          </table:table-cell>
          <table:table-cell office:value-type="string">
            <text:p>Våler</text:p>
          </table:table-cell>
          <table:table-cell office:value-type="string">
            <text:p>Østfold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35</text:p>
          </table:table-cell>
          <table:table-cell office:value-type="string">
            <text:p>M</text:p>
          </table:table-cell>
          <table:table-cell office:value-type="string">
            <text:p>Indv0008</text:p>
          </table:table-cell>
          <table:table-cell office:value-type="string">
            <text:p>Indv0019</text:p>
          </table:table-cell>
          <table:table-cell table:number-columns-repeated="3" office:value-type="string">
            <text:p>.</text:p>
          </table:table-cell>
          <table:table-cell office:value-type="string">
            <text:p>Sebastian</text:p>
          </table:table-cell>
          <table:table-cell office:value-type="string">
            <text:p>Åge</text:p>
          </table:table-cell>
          <table:table-cell office:value-type="string">
            <text:p>Våler</text:p>
          </table:table-cell>
          <table:table-cell office:value-type="string">
            <text:p>Østfold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36</text:p>
          </table:table-cell>
          <table:table-cell office:value-type="string">
            <text:p>F</text:p>
          </table:table-cell>
          <table:table-cell office:value-type="string">
            <text:p>Indv0014</text:p>
          </table:table-cell>
          <table:table-cell office:value-type="string">
            <text:p>Indv0033</text:p>
          </table:table-cell>
          <table:table-cell table:number-columns-repeated="3" office:value-type="string">
            <text:p>.</text:p>
          </table:table-cell>
          <table:table-cell office:value-type="string">
            <text:p>Maja</text:p>
          </table:table-cell>
          <table:table-cell office:value-type="string">
            <text:p>Þórleikr</text:p>
          </table:table-cell>
          <table:table-cell office:value-type="string">
            <text:p>Båtsfjord</text:p>
          </table:table-cell>
          <table:table-cell office:value-type="string">
            <text:p>Finnmark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37</text:p>
          </table:table-cell>
          <table:table-cell office:value-type="string">
            <text:p>M</text:p>
          </table:table-cell>
          <table:table-cell office:value-type="string">
            <text:p>Indv0014</text:p>
          </table:table-cell>
          <table:table-cell office:value-type="string">
            <text:p>Indv0033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office:value-type="string">
            <text:p>Erik</text:p>
          </table:table-cell>
          <table:table-cell office:value-type="string">
            <text:p>Þórleikr</text:p>
          </table:table-cell>
          <table:table-cell office:value-type="string">
            <text:p>Båtsfjord</text:p>
          </table:table-cell>
          <table:table-cell office:value-type="string">
            <text:p>Finnmark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38</text:p>
          </table:table-cell>
          <table:table-cell office:value-type="string">
            <text:p>F</text:p>
          </table:table-cell>
          <table:table-cell office:value-type="string">
            <text:p>Indv0018</text:p>
          </table:table-cell>
          <table:table-cell office:value-type="string">
            <text:p>Indv0034</text:p>
          </table:table-cell>
          <table:table-cell office:value-type="string">
            <text:p>A</text:p>
          </table:table-cell>
          <table:table-cell table:number-columns-repeated="2" office:value-type="string">
            <text:p>.</text:p>
          </table:table-cell>
          <table:table-cell office:value-type="string">
            <text:p>Oda</text:p>
          </table:table-cell>
          <table:table-cell office:value-type="string">
            <text:p>Ketilriðr</text:p>
          </table:table-cell>
          <table:table-cell office:value-type="string">
            <text:p>Våler</text:p>
          </table:table-cell>
          <table:table-cell office:value-type="string">
            <text:p>Østfold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Uni0002EL</text:p>
          </table:table-cell>
          <table:table-cell office:value-type="string">
            <text:p>Indv0039</text:p>
          </table:table-cell>
          <table:table-cell office:value-type="string">
            <text:p>M</text:p>
          </table:table-cell>
          <table:table-cell table:number-columns-repeated="5" office:value-type="string">
            <text:p>.</text:p>
          </table:table-cell>
          <table:table-cell office:value-type="string">
            <text:p>Lars</text:p>
          </table:table-cell>
          <table:table-cell office:value-type="string">
            <text:p>Magnhild</text:p>
          </table:table-cell>
          <table:table-cell office:value-type="string">
            <text:p>Båtsfjord</text:p>
          </table:table-cell>
          <table:table-cell office:value-type="string">
            <text:p>Finnmark</text:p>
          </table:table-cell>
          <table:table-cell office:value-type="string">
            <text:p>Norwa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Nimbus Sans L1" svg:font-family="'Nimbus Sans L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Nimbus Sans 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8">08/18/2006</text:date>, <text:time>14:3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initial-creator>Edward Trager</meta:initial-creator>
    <meta:creation-date>2006-08-15T12:17:33</meta:creation-date>
    <dc:creator>Edward Trager</dc:creator>
    <dc:date>2006-08-18T14:38:26</dc:date>
    <dc:language>en-US</dc:language>
    <meta:editing-cycles>20</meta:editing-cycles>
    <meta:editing-duration>PT6H45M15S</meta:editing-duration>
    <meta:user-defined meta:name="Info 1"/>
    <meta:user-defined meta:name="Info 2"/>
    <meta:user-defined meta:name="Info 3"/>
    <meta:user-defined meta:name="Info 4"/>
    <meta:document-statistic meta:table-count="3" meta:cell-count="494"/>
  </office:meta>
</office:document-meta>
</file>